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6cm" fo:min-width="1.599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10.93cm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13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16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Arrowheads_20_17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2pt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style:text-properties fo:font-size="11pt"/>
    </style:style>
    <style:style style:name="P7" style:family="paragraph">
      <loext:graphic-properties draw:fill="none" draw:fill-color="#ffffff"/>
      <style:text-properties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23cm" svg:height="1.27cm" svg:x="14.334cm" svg:y="2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43cm" svg:height="1.27cm" svg:x="1.952cm" svg:y="1.63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775cm" svg:y1="1.635cm" svg:x2="3.775cm" svg:y2="2.905cm">
          <text:p/>
        </draw:line>
        <draw:line draw:style-name="gr3" draw:text-style-name="P3" draw:layer="layout" svg:x1="5.775cm" svg:y1="1.635cm" svg:x2="5.775cm" svg:y2="2.905cm">
          <text:p/>
        </draw:line>
        <draw:line draw:style-name="gr3" draw:text-style-name="P3" draw:layer="layout" svg:x1="7.675cm" svg:y1="1.635cm" svg:x2="7.675cm" svg:y2="2.905cm">
          <text:p/>
        </draw:line>
        <draw:line draw:style-name="gr3" draw:text-style-name="P3" draw:layer="layout" svg:x1="9.575cm" svg:y1="1.635cm" svg:x2="9.575cm" svg:y2="2.905cm">
          <text:p/>
        </draw:line>
        <draw:line draw:style-name="gr3" draw:text-style-name="P3" draw:layer="layout" svg:x1="11.375cm" svg:y1="1.635cm" svg:x2="11.375cm" svg:y2="2.905cm">
          <text:p/>
        </draw:line>
        <draw:frame draw:style-name="gr4" draw:text-style-name="P5" draw:layer="layout" svg:width="1.493cm" svg:height="0.725cm" svg:x="2.147cm" svg:y="1.952cm">
          <draw:text-box>
            <text:p text:style-name="P4">%rbp</text:p>
          </draw:text-box>
        </draw:frame>
        <draw:frame draw:style-name="gr4" draw:text-style-name="P5" draw:layer="layout" svg:width="1.467cm" svg:height="0.725cm" svg:x="4.148cm" svg:y="1.953cm">
          <draw:text-box>
            <text:p text:style-name="P4">%rax</text:p>
          </draw:text-box>
        </draw:frame>
        <draw:frame draw:style-name="gr4" draw:text-style-name="P5" draw:layer="layout" svg:width="1.467cm" svg:height="0.725cm" svg:x="6.149cm" svg:y="1.954cm">
          <draw:text-box>
            <text:p text:style-name="P4">%rbx</text:p>
          </draw:text-box>
        </draw:frame>
        <draw:frame draw:style-name="gr4" draw:text-style-name="P5" draw:layer="layout" svg:width="1.442cm" svg:height="0.725cm" svg:x="8.05cm" svg:y="1.955cm">
          <draw:text-box>
            <text:p text:style-name="P4">%rcx</text:p>
          </draw:text-box>
        </draw:frame>
        <draw:frame draw:style-name="gr4" draw:text-style-name="P7" draw:layer="layout" svg:width="1.912cm" svg:height="0.683cm" svg:x="9.55cm" svg:y="1.956cm">
          <draw:text-box>
            <text:p text:style-name="P6">%xmm0</text:p>
          </draw:text-box>
        </draw:frame>
        <draw:frame draw:style-name="gr4" draw:text-style-name="P7" draw:layer="layout" svg:width="1.912cm" svg:height="0.683cm" svg:x="11.45cm" svg:y="1.957cm">
          <draw:text-box>
            <text:p text:style-name="P6">%xmm1</text:p>
          </draw:text-box>
        </draw:frame>
        <draw:custom-shape draw:style-name="gr2" draw:text-style-name="P2" draw:layer="layout" svg:width="11.43cm" svg:height="1.27cm" svg:x="1.952cm" svg:y="14.01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775cm" svg:y1="14.017cm" svg:x2="3.775cm" svg:y2="15.287cm">
          <text:p/>
        </draw:line>
        <draw:line draw:style-name="gr3" draw:text-style-name="P3" draw:layer="layout" svg:x1="5.775cm" svg:y1="14.017cm" svg:x2="5.775cm" svg:y2="15.287cm">
          <text:p/>
        </draw:line>
        <draw:line draw:style-name="gr3" draw:text-style-name="P3" draw:layer="layout" svg:x1="7.675cm" svg:y1="14.017cm" svg:x2="7.675cm" svg:y2="15.287cm">
          <text:p/>
        </draw:line>
        <draw:line draw:style-name="gr3" draw:text-style-name="P3" draw:layer="layout" svg:x1="9.575cm" svg:y1="14.017cm" svg:x2="9.575cm" svg:y2="15.287cm">
          <text:p/>
        </draw:line>
        <draw:line draw:style-name="gr3" draw:text-style-name="P3" draw:layer="layout" svg:x1="11.375cm" svg:y1="14.017cm" svg:x2="11.375cm" svg:y2="15.287cm">
          <text:p/>
        </draw:line>
        <draw:frame draw:style-name="gr4" draw:text-style-name="P5" draw:layer="layout" svg:width="1.493cm" svg:height="0.725cm" svg:x="2.147cm" svg:y="14.334cm">
          <draw:text-box>
            <text:p text:style-name="P4">%rbp</text:p>
          </draw:text-box>
        </draw:frame>
        <draw:frame draw:style-name="gr4" draw:text-style-name="P5" draw:layer="layout" svg:width="1.467cm" svg:height="0.725cm" svg:x="4.148cm" svg:y="14.335cm">
          <draw:text-box>
            <text:p text:style-name="P4">%rax</text:p>
          </draw:text-box>
        </draw:frame>
        <draw:frame draw:style-name="gr4" draw:text-style-name="P5" draw:layer="layout" svg:width="1.467cm" svg:height="0.725cm" svg:x="6.149cm" svg:y="14.336cm">
          <draw:text-box>
            <text:p text:style-name="P4">%rbx</text:p>
          </draw:text-box>
        </draw:frame>
        <draw:frame draw:style-name="gr4" draw:text-style-name="P5" draw:layer="layout" svg:width="1.442cm" svg:height="0.725cm" svg:x="8.05cm" svg:y="14.337cm">
          <draw:text-box>
            <text:p text:style-name="P4">%rcx</text:p>
          </draw:text-box>
        </draw:frame>
        <draw:frame draw:style-name="gr4" draw:text-style-name="P7" draw:layer="layout" svg:width="1.912cm" svg:height="0.683cm" svg:x="9.55cm" svg:y="14.338cm">
          <draw:text-box>
            <text:p text:style-name="P6">%xmm0</text:p>
          </draw:text-box>
        </draw:frame>
        <draw:frame draw:style-name="gr4" draw:text-style-name="P7" draw:layer="layout" svg:width="1.912cm" svg:height="0.683cm" svg:x="11.45cm" svg:y="14.339cm">
          <draw:text-box>
            <text:p text:style-name="P6">%xmm1</text:p>
          </draw:text-box>
        </draw:frame>
        <draw:frame draw:style-name="gr4" draw:text-style-name="P7" draw:layer="layout" svg:width="1.234cm" svg:height="0.683cm" svg:x="14.827cm" svg:y="3.174cm">
          <draw:text-box>
            <text:p text:style-name="P6">load</text:p>
          </draw:text-box>
        </draw:frame>
        <draw:custom-shape draw:style-name="gr1" draw:text-style-name="P1" xml:id="id2" draw:id="id2" draw:layer="layout" svg:width="2.223cm" svg:height="1.27cm" svg:x="14.335cm" svg:y="5.6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1.129cm" svg:height="0.683cm" svg:x="14.828cm" svg:y="5.931cm">
          <draw:text-box>
            <text:p text:style-name="P6">mul</text:p>
          </draw:text-box>
        </draw:frame>
        <draw:custom-shape draw:style-name="gr1" draw:text-style-name="P1" draw:layer="layout" svg:width="2.223cm" svg:height="1.27cm" svg:x="14.334cm" svg:y="7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1.15cm" svg:height="0.683cm" svg:x="14.827cm" svg:y="7.301cm">
          <draw:text-box>
            <text:p text:style-name="P6">add</text:p>
          </draw:text-box>
        </draw:frame>
        <draw:custom-shape draw:style-name="gr1" draw:text-style-name="P1" draw:layer="layout" svg:width="2.223cm" svg:height="1.27cm" svg:x="14.335cm" svg:y="9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1.239cm" svg:height="0.683cm" svg:x="14.828cm" svg:y="10.059cm">
          <draw:text-box>
            <text:p text:style-name="P6">cmp</text:p>
          </draw:text-box>
        </draw:frame>
        <draw:custom-shape draw:style-name="gr1" draw:text-style-name="P1" draw:layer="layout" svg:width="2.223cm" svg:height="1.27cm" svg:x="14.335cm" svg:y="11.1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1.018cm" svg:height="0.683cm" svg:x="14.828cm" svg:y="11.446cm">
          <draw:text-box>
            <text:p text:style-name="P6">jne</text:p>
          </draw:text-box>
        </draw:frame>
        <draw:line draw:style-name="gr5" draw:text-style-name="P3" draw:layer="layout" svg:x1="2.905cm" svg:y1="2.905cm" svg:x2="2.905cm" svg:y2="14.017cm">
          <text:p/>
        </draw:line>
        <draw:line draw:style-name="gr5" draw:text-style-name="P3" draw:layer="layout" svg:x1="4.905cm" svg:y1="2.905cm" svg:x2="4.905cm" svg:y2="14.017cm">
          <text:p/>
        </draw:line>
        <draw:line draw:style-name="gr5" draw:text-style-name="P3" draw:layer="layout" svg:x1="6.805cm" svg:y1="2.905cm" svg:x2="6.805cm" svg:y2="14.017cm">
          <text:p/>
        </draw:line>
        <draw:line draw:style-name="gr5" draw:text-style-name="P3" draw:layer="layout" svg:x1="8.705cm" svg:y1="2.905cm" svg:x2="8.705cm" svg:y2="14.017cm">
          <text:p/>
        </draw:line>
        <draw:line draw:style-name="gr5" draw:text-style-name="P3" draw:layer="layout" svg:x1="10.505cm" svg:y1="2.905cm" svg:x2="10.505cm" svg:y2="14.017cm">
          <text:p/>
        </draw:line>
        <draw:line draw:style-name="gr6" draw:text-style-name="P3" draw:layer="layout" svg:x1="2.905cm" svg:y1="3.54cm" svg:x2="14.335cm" svg:y2="3.54cm">
          <text:p/>
        </draw:line>
        <draw:line draw:style-name="gr7" draw:text-style-name="P3" draw:layer="layout" svg:x1="8.62cm" svg:y1="3.857cm" svg:x2="14.335cm" svg:y2="3.857cm">
          <text:p/>
        </draw:line>
        <draw:custom-shape draw:style-name="gr1" draw:text-style-name="P1" xml:id="id1" draw:id="id1" draw:layer="layout" svg:width="2.223cm" svg:height="1.27cm" svg:x="14.334cm" svg:y="4.3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1.234cm" svg:height="0.683cm" svg:x="14.827cm" svg:y="4.575cm">
          <draw:text-box>
            <text:p text:style-name="P6">load</text:p>
          </draw:text-box>
        </draw:frame>
        <draw:line draw:style-name="gr8" draw:text-style-name="P3" draw:layer="layout" svg:x1="4.81cm" svg:y1="4.81cm" svg:x2="14.335cm" svg:y2="4.81cm">
          <text:p/>
        </draw:line>
        <draw:line draw:style-name="gr9" draw:text-style-name="P3" draw:layer="layout" svg:x1="8.62cm" svg:y1="5.227cm" svg:x2="14.335cm" svg:y2="5.227cm">
          <text:p/>
        </draw:line>
        <draw:connector draw:style-name="gr10" draw:text-style-name="P3" draw:layer="layout" svg:x1="16.557cm" svg:y1="4.941cm" svg:x2="16.558cm" svg:y2="6.297cm" draw:start-shape="id1" draw:start-glue-point="1" draw:end-shape="id2" draw:end-glue-point="1" svg:d="M16557 4941h502v1356h-501" svg:viewBox="0 0 503 1357">
          <text:p/>
        </draw:connector>
        <draw:line draw:style-name="gr11" draw:text-style-name="P3" draw:layer="layout" svg:x1="12.112cm" svg:y1="3.857cm" svg:x2="12.112cm" svg:y2="14.005cm">
          <text:p/>
        </draw:line>
        <draw:line draw:style-name="gr12" draw:text-style-name="P3" draw:layer="layout" svg:x1="12.112cm" svg:y1="6.08cm" svg:x2="14.335cm" svg:y2="6.08cm">
          <text:p/>
        </draw:line>
        <draw:line draw:style-name="gr13" draw:text-style-name="P3" draw:layer="layout" svg:x1="12.112cm" svg:y1="6.715cm" svg:x2="14.335cm" svg:y2="6.715cm">
          <text:p/>
        </draw:line>
        <draw:line draw:style-name="gr14" draw:text-style-name="P3" draw:layer="layout" svg:x1="12.112cm" svg:y1="7.35cm" svg:x2="14.335cm" svg:y2="7.35cm">
          <text:p/>
        </draw:line>
        <draw:line draw:style-name="gr15" draw:text-style-name="P3" draw:layer="layout" svg:x1="10.525cm" svg:y1="7.667cm" svg:x2="14.335cm" svg:y2="7.667cm">
          <text:p/>
        </draw:line>
        <draw:custom-shape draw:style-name="gr1" draw:text-style-name="P1" draw:layer="layout" svg:width="2.223cm" svg:height="1.27cm" svg:x="14.334cm" svg:y="8.4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1.15cm" svg:height="0.683cm" svg:x="14.827cm" svg:y="8.671cm">
          <draw:text-box>
            <text:p text:style-name="P6">add</text:p>
          </draw:text-box>
        </draw:frame>
        <draw:line draw:style-name="gr16" draw:text-style-name="P3" draw:layer="layout" svg:x1="8.62cm" svg:y1="8.92cm" svg:x2="14.335cm" svg:y2="8.92cm">
          <text:p/>
        </draw:line>
        <draw:line draw:style-name="gr17" draw:text-style-name="P3" draw:layer="layout" svg:x1="6.715cm" svg:y1="10.307cm" svg:x2="14.335cm" svg:y2="10.307cm">
          <text:p/>
        </draw:line>
        <draw:line draw:style-name="gr17" draw:text-style-name="P3" draw:layer="layout" svg:x1="8.62cm" svg:y1="10.607cm" svg:x2="14.335cm" svg:y2="10.607cm">
          <text:p/>
        </draw:line>
        <draw:connector draw:style-name="gr10" draw:text-style-name="P3" draw:layer="layout" svg:x1="16.557cm" svg:y1="10.516cm" svg:x2="16.558cm" svg:y2="11.872cm" svg:d="M16557 10516h502v1356h-501" svg:viewBox="0 0 503 135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0T15:06:33.318362755</meta:creation-date>
    <dc:date>2023-08-20T15:29:05.717224477</dc:date>
    <meta:editing-duration>PT22M32S</meta:editing-duration>
    <meta:editing-cycles>2</meta:editing-cycles>
    <meta:generator>LibreOffice/7.4.7.2$Linux_X86_64 LibreOffice_project/40$Build-2</meta:generator>
    <meta:document-statistic meta:object-count="57"/>
  </office:meta>
</office:document-meta>
</file>